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FileObject.do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imeFileObject.doListChildrenResolv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imeFileObject.setPart(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FileObject.doGetLastModifiedTi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imeFileObject.doDe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meFileObject.getAll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FileObject.doGet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imeFileObject.MimeFileObject( final FileName name , final Part part , final Abstract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FileObject.findPart( String part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imeFileObject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meFileObject.ge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FileObject.isMulti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FileObject.getFileContentInfo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FileObject.do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FileObject.doAtta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imeFileObject.doGet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imeFileObject.doLis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